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DejaVu Sans Mono" fo:font-size="9pt"/>
    </style:style>
    <style:style style:name="P3" style:family="paragraph" style:parent-style-name="Preformatted_20_Text" style:master-page-name="MP0">
      <style:paragraph-properties style:page-number="auto" fo:break-before="page"/>
      <style:text-properties fo:color="#000000" style:font-name="DejaVu Sans Mono" fo:font-size="9pt" style:font-size-asian="9pt" style:font-size-complex="9pt"/>
    </style:style>
    <style:style style:name="P4" style:family="paragraph" style:parent-style-name="Preformatted_20_Text">
      <style:text-properties fo:color="#000080" style:font-name="DejaVu Sans Mono" fo:font-size="9pt" fo:font-weight="bold"/>
    </style:style>
    <style:style style:name="P5" style:family="paragraph" style:parent-style-name="Preformatted_20_Text">
      <style:text-properties fo:font-size="9pt" style:font-size-asian="9pt" style:font-size-complex="9pt"/>
    </style:style>
    <style:style style:name="P6" style:family="paragraph" style:parent-style-name="Preformatted_20_Text">
      <style:text-properties fo:font-size="9pt" fo:font-weight="bold" officeooo:rsid="001e055d" officeooo:paragraph-rsid="001e055d" style:font-size-asian="9pt" style:font-weight-asian="bold" style:font-size-complex="9pt" style:font-weight-complex="bold"/>
    </style:style>
    <style:style style:name="P7" style:family="paragraph" style:parent-style-name="Preformatted_20_Text">
      <style:text-properties fo:font-size="9pt" fo:font-weight="normal" officeooo:rsid="001e055d" officeooo:paragraph-rsid="001e055d" style:font-size-asian="9pt" style:font-weight-asian="normal" style:font-size-complex="9pt" style:font-weight-complex="normal"/>
    </style:style>
    <style:style style:name="P8" style:family="paragraph" style:parent-style-name="Preformatted_20_Text">
      <style:text-properties officeooo:paragraph-rsid="001e055d"/>
    </style:style>
    <style:style style:name="P9" style:family="paragraph" style:parent-style-name="Preformatted_20_Text">
      <style:text-properties officeooo:rsid="001f4413" officeooo:paragraph-rsid="001f4413"/>
    </style:style>
    <style:style style:name="P10" style:family="paragraph" style:parent-style-name="Preformatted_20_Text">
      <style:text-properties fo:font-weight="bold" officeooo:rsid="001f4413" officeooo:paragraph-rsid="001f4413" style:font-weight-asian="bold" style:font-weight-complex="bold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b2950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e055d" style:font-size-asian="9pt" style:font-size-complex="9pt"/>
    </style:style>
    <style:style style:name="T3" style:family="text">
      <style:text-properties fo:font-size="9pt" officeooo:rsid="001f70a3" style:font-size-asian="9pt" style:font-size-complex="9pt"/>
    </style:style>
    <style:style style:name="T4" style:family="text">
      <style:text-properties fo:font-size="9pt" fo:font-weight="bold" officeooo:rsid="001e055d" style:font-size-asian="9pt" style:font-weight-asian="bold" style:font-size-complex="9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1e055d" style:font-size-asian="9pt" style:font-weight-asian="normal" style:font-size-complex="9pt" style:font-weight-complex="normal"/>
    </style:style>
    <style:style style:name="T7" style:family="text">
      <style:text-properties fo:font-size="9pt" fo:font-weight="normal" officeooo:rsid="001f4413" style:font-size-asian="9pt" style:font-weight-asian="normal" style:font-size-complex="9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055d" style:font-weight-asian="bold" style:font-weight-complex="bold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style:font-name="DejaVu Sans Mono" fo:font-size="9pt"/>
    </style:style>
    <style:style style:name="T14" style:family="text">
      <style:text-properties fo:color="#660e7a" style:font-name="DejaVu Sans Mono" fo:font-size="9pt" fo:font-weight="bold"/>
    </style:style>
    <style:style style:name="T15" style:family="text">
      <style:text-properties fo:color="#660e7a" fo:font-weight="bold"/>
    </style:style>
    <style:style style:name="T16" style:family="text">
      <style:text-properties fo:color="#0000ff"/>
    </style:style>
    <style:style style:name="T17" style:family="text">
      <style:text-properties fo:color="#0000ff" style:font-name="DejaVu Sans Mono" fo:font-size="9pt"/>
    </style:style>
    <style:style style:name="T18" style:family="text">
      <style:text-properties fo:color="#008000" style:font-name="DejaVu Sans Mono" fo:font-size="9pt" fo:font-weight="bold"/>
    </style:style>
    <style:style style:name="T19" style:family="text">
      <style:text-properties fo:color="#008000" fo:font-weight="bold"/>
    </style:style>
    <style:style style:name="T20" style:family="text">
      <style:text-properties fo:font-style="italic"/>
    </style:style>
    <style:style style:name="T21" style:family="text">
      <style:text-properties fo:color="#808080" fo:font-style="italic"/>
    </style:style>
    <style:style style:name="T22" style:family="text">
      <style:text-properties officeooo:rsid="001e055d"/>
    </style:style>
    <style:style style:name="T23" style:family="text">
      <style:text-properties officeooo:rsid="001f44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">CREATE TABLE </text:span>infoshareacademy;</text:p>
      <text:p text:style-name="P4"/>
      <text:p text:style-name="P2"><text:span text:style-name="T11">USE </text:span>infoshareacademy;</text:p>
      <text:p text:style-name="P4"/>
      <text:p text:style-name="P2"><text:span text:style-name="T11">CREATE TABLE </text:span>students (</text:p>
      <text:p text:style-name="P1"><text:s text:c="2"/><text:span text:style-name="T14">id </text:span><text:span text:style-name="T12">INT PRIMARY KEY AUTO_INCREMENT</text:span><text:span text:style-name="T13">,</text:span></text:p>
      <text:p text:style-name="P1"><text:s text:c="2"/><text:span text:style-name="T14">name </text:span><text:span text:style-name="T12">VARCHAR</text:span><text:span text:style-name="T13">(</text:span><text:span text:style-name="T17">128</text:span><text:span text:style-name="T13">),</text:span></text:p>
      <text:p text:style-name="P1"><text:s text:c="2"/><text:span text:style-name="T14">surname </text:span><text:span text:style-name="T12">VARCHAR</text:span><text:span text:style-name="T13">(</text:span><text:span text:style-name="T17">128</text:span><text:span text:style-name="T13">));</text:span></text:p>
      <text:p text:style-name="P4"/>
      <text:p text:style-name="P2"><text:span text:style-name="T11">SHOW TABLES</text:span>;</text:p>
      <text:p text:style-name="P4"/>
      <text:p text:style-name="P2"><text:span text:style-name="T11">SHOW COLUMNS FROM </text:span>students;</text:p>
      <text:p text:style-name="P4"/>
      <text:p text:style-name="P2"><text:span text:style-name="T11">INSERT INTO </text:span>students (<text:span text:style-name="T15">id</text:span>, <text:span text:style-name="T15">name</text:span>, <text:span text:style-name="T15">surname</text:span>) <text:span text:style-name="T11">VALUES</text:span></text:p>
      <text:p text:style-name="P1"><text:span text:style-name="T10"><text:s text:c="2"/></text:span><text:span text:style-name="T13">(</text:span><text:span text:style-name="T17">1</text:span><text:span text:style-name="T13">, </text:span><text:span text:style-name="T18">'Adam'</text:span><text:span text:style-name="T13">, </text:span><text:span text:style-name="T18">'Smakulski'</text:span><text:span text:style-name="T13">),</text:span></text:p>
      <text:p text:style-name="P1"><text:s text:c="2"/><text:span text:style-name="T13">(</text:span><text:span text:style-name="T17">2</text:span><text:span text:style-name="T13">, </text:span><text:span text:style-name="T18">'Ela'</text:span><text:span text:style-name="T13">, </text:span><text:span text:style-name="T18">'Dolna'</text:span><text:span text:style-name="T13">)</text:span></text:p>
      <text:p text:style-name="P1"><text:s text:c="2"/><text:span text:style-name="T13">(</text:span><text:span text:style-name="T17">3</text:span><text:span text:style-name="T13">, </text:span><text:span text:style-name="T18">'Adam'</text:span><text:span text:style-name="T13">, </text:span><text:span text:style-name="T18">'Glowicki'</text:span><text:span text:style-name="T13">);</text:span></text:p>
      <text:p text:style-name="P4"/>
      <text:p text:style-name="P2"><text:span text:style-name="T11">SELECT </text:span><text:span text:style-name="T20">* </text:span><text:span text:style-name="T11">FROM </text:span>students;</text:p>
      <text:p text:style-name="P4"/>
      <text:p text:style-name="P2"><text:span text:style-name="T11">CREATE TABLE </text:span>courses (</text:p>
      <text:p text:style-name="P1"><text:s text:c="2"/><text:span text:style-name="T14">id </text:span><text:span text:style-name="T12">INT PRIMARY KEY AUTO_INCREMENT</text:span><text:span text:style-name="T13">,</text:span></text:p>
      <text:p text:style-name="P1"><text:s text:c="2"/><text:span text:style-name="T14">technology_name </text:span><text:span text:style-name="T12">VARCHAR</text:span><text:span text:style-name="T13">(</text:span><text:span text:style-name="T17">128</text:span><text:span text:style-name="T13">) </text:span><text:span text:style-name="T12">UNICODE</text:span><text:span text:style-name="T13">,</text:span></text:p>
      <text:p text:style-name="P1"><text:s text:c="2"/><text:span text:style-name="T14">price </text:span><text:span text:style-name="T12">DOUBLE DEFAULT </text:span><text:span text:style-name="T17">9000.0</text:span><text:span text:style-name="T13">,</text:span></text:p>
      <text:p text:style-name="P1"><text:s text:c="2"/><text:span text:style-name="T14">discount </text:span><text:span text:style-name="T12">SMALLINT</text:span><text:span text:style-name="T13">,</text:span></text:p>
      <text:p text:style-name="P1"><text:s text:c="2"/><text:span text:style-name="T14">capacity </text:span><text:span text:style-name="T12">INT</text:span><text:span text:style-name="T13">);</text:span></text:p>
      <text:p text:style-name="P4"/>
      <text:p text:style-name="P2"><text:span text:style-name="T11">SHOW COLUMNS FROM </text:span>courses;</text:p>
      <text:p text:style-name="P4"/>
      <text:p text:style-name="P2"><text:span text:style-name="T11">INSERT INTO </text:span>courses (<text:span text:style-name="T15">technology_name</text:span>, <text:span text:style-name="T15">price</text:span>, <text:span text:style-name="T15">discount</text:span>, <text:span text:style-name="T15">capacity</text:span>) <text:span text:style-name="T11">VALUES</text:span></text:p>
      <text:p text:style-name="P1"><text:span text:style-name="T10"><text:s text:c="2"/></text:span><text:span text:style-name="T13">(</text:span><text:span text:style-name="T18">'Java'</text:span><text:span text:style-name="T13">, </text:span><text:span text:style-name="T17">10000.0</text:span><text:span text:style-name="T13">, </text:span><text:span text:style-name="T17">20</text:span><text:span text:style-name="T13">, </text:span><text:span text:style-name="T17">15</text:span><text:span text:style-name="T13">),</text:span></text:p>
      <text:p text:style-name="P1"><text:s text:c="2"/><text:span text:style-name="T13">(</text:span><text:span text:style-name="T18">'Java Script'</text:span><text:span text:style-name="T13">, </text:span><text:span text:style-name="T17">8500.0</text:span><text:span text:style-name="T13">, </text:span><text:span text:style-name="T17">15</text:span><text:span text:style-name="T13">, </text:span><text:span text:style-name="T17">10</text:span><text:span text:style-name="T13">),</text:span></text:p>
      <text:p text:style-name="P1"><text:s text:c="2"/><text:span text:style-name="T13">(</text:span><text:span text:style-name="T18">'SQL'</text:span><text:span text:style-name="T13">, </text:span><text:span text:style-name="T17">6000.0</text:span><text:span text:style-name="T13">, </text:span><text:span text:style-name="T17">15</text:span><text:span text:style-name="T13">, </text:span><text:span text:style-name="T17">10</text:span><text:span text:style-name="T13">);</text:span></text:p>
      <text:p text:style-name="P4"/>
      <text:p text:style-name="P2"><text:span text:style-name="T11">ALTER TABLE </text:span>courses <text:span text:style-name="T11">MODIFY </text:span><text:span text:style-name="T15">capacity </text:span><text:span text:style-name="T11">SMALLINT</text:span>;</text:p>
      <text:p text:style-name="P4"/>
      <text:p text:style-name="P2"><text:span text:style-name="T11">SELECT </text:span><text:span text:style-name="T20">* </text:span><text:span text:style-name="T11">FROM </text:span>courses;</text:p>
      <text:p text:style-name="P2"><text:span text:style-name="T11">SELECT </text:span><text:span text:style-name="T20">* </text:span><text:span text:style-name="T11">FROM </text:span>courses <text:span text:style-name="T11">LIMIT </text:span><text:span text:style-name="T16">2</text:span>;</text:p>
      <text:p text:style-name="P2"><text:span text:style-name="T11">SELECT </text:span><text:span text:style-name="T20">* </text:span><text:span text:style-name="T11">FROM </text:span>courses <text:span text:style-name="T11">LIMIT </text:span><text:span text:style-name="T16">2 </text:span><text:span text:style-name="T11">OFFSET </text:span><text:span text:style-name="T16">2 </text:span><text:span text:style-name="T21"># ile wierszy pomijam;</text:span></text:p>
      <text:p text:style-name="P2"><text:span text:style-name="T11">SELECT </text:span><text:span text:style-name="T20">* </text:span><text:span text:style-name="T11">FROM </text:span>courses <text:span text:style-name="T11">WHERE </text:span><text:span text:style-name="T15">technology_name </text:span><text:span text:style-name="T11">LIKE </text:span><text:span text:style-name="T20">upper</text:span>(<text:span text:style-name="T19">'Jav_'</text:span>);</text:p>
      <text:p text:style-name="P2"><text:span text:style-name="T11">SELECT </text:span><text:span text:style-name="T20">* </text:span><text:span text:style-name="T11">FROM </text:span>courses <text:span text:style-name="T11">WHERE </text:span><text:span text:style-name="T15">price </text:span>&lt;= <text:span text:style-name="T16">8500 </text:span><text:span text:style-name="T11">AND </text:span><text:span text:style-name="T15">technology_name </text:span>= <text:span text:style-name="T19">'SQL'</text:span>;</text:p>
      <text:p text:style-name="P2"><text:span text:style-name="T11">SELECT </text:span><text:span text:style-name="T20">* </text:span><text:span text:style-name="T11">FROM </text:span>courses <text:span text:style-name="T11">WHERE </text:span><text:span text:style-name="T15">price </text:span>&gt;= <text:span text:style-name="T16">8500 </text:span><text:span text:style-name="T11">AND </text:span><text:span text:style-name="T15">technology_name </text:span><text:span text:style-name="T11">LIKE </text:span><text:span text:style-name="T19">'Java%'</text:span>;</text:p>
      <text:p text:style-name="P4"/>
      <text:p text:style-name="P2"><text:span text:style-name="T11">SELECT </text:span><text:span text:style-name="T20">* </text:span><text:span text:style-name="T11">from </text:span>students;</text:p>
      <text:p text:style-name="P4"/>
      <text:p text:style-name="P2"><text:span text:style-name="T11">ALTER TABLE </text:span>students <text:span text:style-name="T11">ADD COLUMN </text:span><text:span text:style-name="T15">age </text:span><text:span text:style-name="T11">SMALLINT DEFAULT </text:span><text:span text:style-name="T16">0</text:span>;</text:p>
      <text:p text:style-name="P4"/>
      <text:p text:style-name="P2"><text:span text:style-name="T11">UPDATE </text:span>students</text:p>
      <text:p text:style-name="P2"><text:span text:style-name="T11">SET </text:span><text:span text:style-name="T15">age </text:span>= <text:span text:style-name="T16">30</text:span></text:p>
      <text:p text:style-name="P2"><text:span text:style-name="T11">WHERE </text:span><text:span text:style-name="T15">id </text:span>= <text:span text:style-name="T16">3</text:span>;</text:p>
      <text:p text:style-name="P2"><text:span text:style-name="T11">SELECT </text:span><text:span text:style-name="T20">* </text:span><text:span text:style-name="T11">FROM </text:span>students <text:span text:style-name="T11">ORDER BY </text:span><text:span text:style-name="T15">age </text:span><text:span text:style-name="T11">DESC</text:span>;</text:p>
      <text:p text:style-name="P2"><text:span text:style-name="T11">CREATE TABLE </text:span>registrations (</text:p>
      <text:p text:style-name="P1"><text:s text:c="2"/><text:span text:style-name="T14">id </text:span><text:span text:style-name="T12">INT PRIMARY KEY AUTO_INCREMENT</text:span><text:span text:style-name="T13">,</text:span></text:p>
      <text:p text:style-name="P1"><text:s text:c="2"/><text:span text:style-name="T14">course_id </text:span><text:span text:style-name="T12">INT</text:span><text:span text:style-name="T13">,</text:span></text:p>
      <text:p text:style-name="P1"><text:s text:c="2"/><text:span text:style-name="T14">student_id </text:span><text:span text:style-name="T12">INT</text:span><text:span text:style-name="T13">,</text:span></text:p>
      <text:p text:style-name="P1"><text:s text:c="2"/><text:span text:style-name="T14">started_at </text:span><text:span text:style-name="T12">DATETIME</text:span><text:span text:style-name="T13">,</text:span></text:p>
      <text:p text:style-name="P1"><text:s text:c="2"/><text:span text:style-name="T14">finished_at </text:span><text:span text:style-name="T12">DATETIME</text:span><text:span text:style-name="T13">,</text:span></text:p>
      <text:p text:style-name="P1"><text:s text:c="2"/><text:span text:style-name="T12">FOREIGN KEY </text:span><text:span text:style-name="T13">(</text:span><text:span text:style-name="T14">course_id</text:span><text:span text:style-name="T13">) </text:span><text:span text:style-name="T12">REFERENCES </text:span><text:span text:style-name="T13">courses(</text:span><text:span text:style-name="T14">id</text:span><text:span text:style-name="T13">),</text:span></text:p>
      <text:p text:style-name="P1"><text:s text:c="2"/><text:span text:style-name="T12">FOREIGN KEY </text:span><text:span text:style-name="T13">(</text:span><text:span text:style-name="T14">student_id</text:span><text:span text:style-name="T13">) </text:span><text:span text:style-name="T12">REFERENCES </text:span><text:span text:style-name="T13">students(</text:span><text:span text:style-name="T14">id</text:span><text:span text:style-name="T13">));</text:span></text:p>
      <text:p text:style-name="P4"/>
      <text:p text:style-name="P2"><text:span text:style-name="T11">INSERT INTO </text:span>registrations <text:span text:style-name="T11">VALUES </text:span>(<text:span text:style-name="T11">NULL</text:span>, <text:span text:style-name="T16">1</text:span>, <text:span text:style-name="T16">2</text:span>, <text:span text:style-name="T20">now</text:span>(), <text:span text:style-name="T11">NULL </text:span>);</text:p>
      <text:p text:style-name="P4"/>
      <text:p text:style-name="P2"><text:span text:style-name="T11">SELECT </text:span><text:span text:style-name="T20">* </text:span><text:span text:style-name="T11">from </text:span>registrations;</text:p>
      <text:p text:style-name="P4"/>
      <text:p text:style-name="P2"><text:span text:style-name="T11">SELECT </text:span><text:span text:style-name="T20">* </text:span><text:span text:style-name="T11">FROM </text:span>courses <text:span text:style-name="T11">WHERE </text:span><text:span text:style-name="T15">id </text:span>= <text:span text:style-name="T16">1</text:span>;</text:p>
      <text:p text:style-name="P4"/>
      <text:p text:style-name="P2"><text:span text:style-name="T11">DELETE FROM </text:span>courses <text:span text:style-name="T11">WHERE </text:span><text:span text:style-name="T15">id </text:span>= <text:span text:style-name="T16">1</text:span>;</text:p>
      <text:p text:style-name="P2"><text:soft-page-break/><text:span text:style-name="T11">CREATE CREATE TABLE </text:span>projects (</text:p>
      <text:p text:style-name="P1"><text:s text:c="2"/><text:span text:style-name="T14">id </text:span><text:span text:style-name="T12">INT PRIMARY KEY AUTO_INCREMENT</text:span><text:span text:style-name="T13">,</text:span></text:p>
      <text:p text:style-name="P1"><text:s text:c="2"/><text:span text:style-name="T14">name </text:span><text:span text:style-name="T12">VARCHAR</text:span><text:span text:style-name="T13">(</text:span><text:span text:style-name="T17">128</text:span><text:span text:style-name="T13">),</text:span></text:p>
      <text:p text:style-name="P1"><text:s text:c="2"/><text:span text:style-name="T14">description </text:span><text:span text:style-name="T12">VARCHAR</text:span><text:span text:style-name="T13">(</text:span><text:span text:style-name="T17">256</text:span><text:span text:style-name="T13">));</text:span></text:p>
      <text:p text:style-name="P4"/>
      <text:p text:style-name="P2"><text:span text:style-name="T11">INSERT INTO </text:span>projects <text:s/>(<text:span text:style-name="T15">name</text:span>, <text:span text:style-name="T15">description</text:span>) <text:span text:style-name="T11">VALUES</text:span></text:p>
      <text:p text:style-name="P1"><text:span text:style-name="T10"><text:s text:c="2"/></text:span><text:span text:style-name="T13">(</text:span><text:span text:style-name="T18">'currency-manager'</text:span><text:span text:style-name="T13">, </text:span><text:span text:style-name="T18">'projekt traktujacy o walutach'</text:span><text:span text:style-name="T13">),</text:span></text:p>
      <text:p text:style-name="P1"><text:s text:c="2"/><text:span text:style-name="T13">(</text:span><text:span text:style-name="T18">'delegations'</text:span><text:span text:style-name="T13">, </text:span><text:span text:style-name="T18">'projekt traktujacy o delegacjach'</text:span><text:span text:style-name="T13">);</text:span></text:p>
      <text:p text:style-name="P4"/>
      <text:p text:style-name="P2"><text:span text:style-name="T11">CREATE TABLE </text:span>projects_assignments (</text:p>
      <text:p text:style-name="P1"><text:s text:c="2"/><text:span text:style-name="T14">id </text:span><text:span text:style-name="T12">INT PRIMARY KEY AUTO_INCREMENT</text:span><text:span text:style-name="T13">,</text:span></text:p>
      <text:p text:style-name="P1"><text:s text:c="2"/><text:span text:style-name="T14">project_id </text:span><text:span text:style-name="T12">INT</text:span><text:span text:style-name="T13">,</text:span></text:p>
      <text:p text:style-name="P1"><text:s text:c="2"/><text:span text:style-name="T14">student_id </text:span><text:span text:style-name="T12">INT</text:span><text:span text:style-name="T13">,</text:span></text:p>
      <text:p text:style-name="P1"><text:s text:c="2"/><text:span text:style-name="T12">FOREIGN KEY </text:span><text:span text:style-name="T13">(</text:span><text:span text:style-name="T14">project_id</text:span><text:span text:style-name="T13">) </text:span><text:span text:style-name="T12">REFERENCES </text:span><text:span text:style-name="T13">projects(</text:span><text:span text:style-name="T14">id</text:span><text:span text:style-name="T13">),</text:span></text:p>
      <text:p text:style-name="P1"><text:s text:c="2"/><text:span text:style-name="T12">FOREIGN KEY </text:span><text:span text:style-name="T13">(</text:span><text:span text:style-name="T14">student_id</text:span><text:span text:style-name="T13">) </text:span><text:span text:style-name="T12">REFERENCES </text:span><text:span text:style-name="T13">students(</text:span><text:span text:style-name="T14">id</text:span><text:span text:style-name="T13">));</text:span></text:p>
      <text:p text:style-name="P4"/>
      <text:p text:style-name="P2"><text:span text:style-name="T11">SELECT </text:span><text:span text:style-name="T20">* </text:span><text:span text:style-name="T11">FROM </text:span>courses <text:span text:style-name="T11">WHERE </text:span><text:span text:style-name="T15">id </text:span>= <text:span text:style-name="T16">1</text:span>;</text:p>
      <text:p text:style-name="P4"/>
      <text:p text:style-name="P2"><text:span text:style-name="T11">INSERT INTO </text:span>projects_assignments (<text:span text:style-name="T15">project_id</text:span>, <text:span text:style-name="T15">student_id</text:span>) <text:span text:style-name="T11">VALUES</text:span></text:p>
      <text:p text:style-name="P1"><text:span text:style-name="T10"><text:s text:c="2"/></text:span><text:span text:style-name="T13">(</text:span><text:span text:style-name="T17">1</text:span><text:span text:style-name="T13">, </text:span><text:span text:style-name="T17">1</text:span><text:span text:style-name="T13">),</text:span></text:p>
      <text:p text:style-name="P1"><text:s text:c="2"/><text:span text:style-name="T13">(</text:span><text:span text:style-name="T17">1</text:span><text:span text:style-name="T13">, </text:span><text:span text:style-name="T17">2</text:span><text:span text:style-name="T13">),</text:span></text:p>
      <text:p text:style-name="P1"><text:s text:c="2"/><text:span text:style-name="T13">(</text:span><text:span text:style-name="T17">2</text:span><text:span text:style-name="T13">, </text:span><text:span text:style-name="T17">3</text:span><text:span text:style-name="T13">);</text:span><text:span text:style-name="T12"><text:line-break/></text:span></text:p>
      <text:p text:style-name="P11"><text:span text:style-name="T11">SELECT </text:span><text:span text:style-name="T20">* </text:span><text:span text:style-name="T11">FROM </text:span>projects_assignments;</text:p>
      <text:p text:style-name="P12"><text:span text:style-name="T9">Polskie znaki</text:span><text:line-break/>ALTER TABLE students<text:line-break/>CONVERT TO CHARACTER SET utf8mb4<text:line-break/> <text:s/>COLLATE utf8mb4_unicode_ci;</text:p>
      <text:p text:style-name="P11"><text:span text:style-name="T8">Przypadek jak dodać wartość domyślną nie podając nazw kolumn</text:span><text:line-break/>ALTER TABLE courses<text:line-break/> MODIFY price SMALLINT DEFAULT 5000 NOT NULL;<text:line-break/>INSERT INTO courses VALUES (NULL, 'Java Script', DEFAULT, 0, 20);<text:line-break/>SELECT * FROM courses;</text:p>
      <text:p text:style-name="P6">Instalacja MySQL-Workbench</text:p>
      <text:p text:style-name="P5">sudo apt-get install mysql-workbench</text:p>
      <text:p text:style-name="P5"/>
      <text:p text:style-name="P6"><text:span text:style-name="T23">Przykladowe k</text:span>omendy URL do metod CRUD z zajec o Hibernate</text:p>
      <text:p text:style-name="P7">http://localhost:8080/hibernate-demo/student?action=add&amp;name=Tomasz</text:p>
      <text:p text:style-name="P7">http://localhost:8080/hibernate-demo/student?action=update&amp;id=14&amp;name=Agnieszka</text:p>
      <text:p text:style-name="P8"><text:span text:style-name="T6">http://localhost:8080/hibernate-demo/student?action=delete&amp;id=1</text:span><text:span text:style-name="T6"><text:line-break/><text:line-break/></text:span><text:span text:style-name="T4">utf8 support w dockerze z mysql:</text:span></text:p>
      <text:p text:style-name="P8"><text:span text:style-name="T6">docker-compose.yml dla obrazu mysql dodajemy customowe wywolanie komendy:</text:span></text:p>
      <text:p text:style-name="P8"><text:span text:style-name="T7">1. </text:span><text:span text:style-name="T6">command: mysqld --character-set-server=utf8 --collation-server=utf8_unicode_ci –init-<text:tab/>connect='SET NAMES UTF8;' --innodb-flush-log-at-trx-commit=0</text:span></text:p>
      <text:p text:style-name="P8"><text:span text:style-name="T6">2. w pomach ustawiany UTF-8:</text:span></text:p>
      <text:p text:style-name="P8"><text:span text:style-name="T6">&lt;properties&gt;</text:span></text:p>
      <text:p text:style-name="P8"><text:span text:style-name="T6"><text:s text:c="7"/>&lt;project.build.sourceEncoding&gt;UTF-8&lt;/project.build.sourceEncoding&gt;</text:span></text:p>
      <text:p text:style-name="P8"><text:span text:style-name="T7">3. W</text:span><text:span text:style-name="T6"> adresie w data source dodac parametry przy konfiguracji polaczenia dla unicode:</text:span></text:p>
      <text:p text:style-name="P8"><text:span text:style-name="T6"><text:s/>&lt;url&gt;jdbc:mysql://0.0.0.0:6603/test useLegacyDatetimeCode=false&amp;amp;serverTimezone=Europe/Warsaw &amp;amp;useUnicode=true&amp;amp;characterEncoding=UTF-8 &lt;/url&gt;</text:span></text:p>
      <text:p text:style-name="P8"><text:span text:style-name="T6"/></text:p>
      <text:p text:style-name="P10"><text:span text:style-name="T2">P</text:span><text:span text:style-name="T1">elna komenda do uruchomienia dockera </text:span><text:span text:style-name="T3">z utf-8</text:span><text:span text:style-name="T1">:</text:span></text:p>
      <text:p text:style-name="P9"><text:span text:style-name="T5">docker run --detach --name=test-db --env="MYSQL_ROOT_PASSWORD=pass123" --env="TZ=Europe/Warsaw" --publish 6603:3306 mysql mysqld --character-set-server=utf8 --collation-server=utf8_unicode_ci --init-connect='SET NAMES UTF8;' --innodb-flush-log-at-trx-commit=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6-20T22:39:00Z</meta:creation-date>
    <dc:date>2018-10-22T00:08:40.033213542</dc:date>
    <meta:editing-cycles>88</meta:editing-cycles>
    <meta:editing-duration>PT5H3M55S</meta:editing-duration>
    <meta:document-statistic meta:table-count="0" meta:image-count="0" meta:object-count="0" meta:page-count="2" meta:paragraph-count="85" meta:word-count="460" meta:character-count="3802" meta:non-whitespace-character-count="3357"/>
    <meta:template xlink:type="simple" xlink:actuate="onRequest" xlink:title="" xlink:href="Normal.dotm"/>
  </office:meta>
</office:document-meta>
</file>